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ptEventSet.getGetListeners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tEventSet.getDecla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tEventSet.getNotifierExtendsShortNam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ptEventSet.getEv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ptEventSet.getEventSetInfo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ptEventSet.getNotifierExtend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ptEventSet.getAddListener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tEventSet.getNotifi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ptEventSet.isUnica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tEventSet.getEventCou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ptEventSet.getDescripto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ptEventSet.getSuperEvent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ptEventSet.initSuperEventSet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AptEventSet.getInfoInitiali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tEventSet.getRemoveListener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tEventSet.AptEventSet( AptControlInterface controlIntf , InterfaceDeclaration eventSet , TwoPhaseAnnotationProcessor ap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AptEventSet.isExtendsNotifierB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tEventSet.initEvents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4">
            <text:p text:style-name="Table_20_Contents">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